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1cm"/>
    </style:style>
    <style:style style:name="co2" style:family="table-column">
      <style:table-column-properties fo:break-before="auto" style:column-width="12.762cm"/>
    </style:style>
    <style:style style:name="co3" style:family="table-column">
      <style:table-column-properties fo:break-before="auto" style:column-width="5.048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5.681cm"/>
    </style:style>
    <style:style style:name="co9" style:family="table-column">
      <style:table-column-properties fo:break-before="auto" style:column-width="2.826cm"/>
    </style:style>
    <style:style style:name="co10" style:family="table-column">
      <style:table-column-properties fo:break-before="auto" style:column-width="0.603cm"/>
    </style:style>
    <style:style style:name="co11" style:family="table-column">
      <style:table-column-properties fo:break-before="auto" style:column-width="0.713cm"/>
    </style:style>
    <style:style style:name="co12" style:family="table-column">
      <style:table-column-properties fo:break-before="auto" style:column-width="21.16cm"/>
    </style:style>
    <style:style style:name="co13" style:family="table-column">
      <style:table-column-properties fo:break-before="auto" style:column-width="10.592cm"/>
    </style:style>
    <style:style style:name="co14" style:family="table-column">
      <style:table-column-properties fo:break-before="auto" style:column-width="24.7cm"/>
    </style:style>
    <style:style style:name="co15" style:family="table-column">
      <style:table-column-properties fo:break-before="auto" style:column-width="0.577cm"/>
    </style:style>
    <style:style style:name="co16" style:family="table-column">
      <style:table-column-properties fo:break-before="auto" style:column-width="17.646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0.686cm"/>
    </style:style>
    <style:style style:name="co19" style:family="table-column">
      <style:table-column-properties fo:break-before="auto" style:column-width="9.989cm"/>
    </style:style>
    <style:style style:name="co20" style:family="table-column">
      <style:table-column-properties fo:break-before="auto" style:column-width="4.447cm"/>
    </style:style>
    <style:style style:name="co21" style:family="table-column">
      <style:table-column-properties fo:break-before="auto" style:column-width="5.791cm"/>
    </style:style>
    <style:style style:name="co22" style:family="table-column">
      <style:table-column-properties fo:break-before="auto" style:column-width="3.953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508cm" fo:break-before="auto" style:use-optimal-row-height="fals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5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ta1" style:family="table" style:master-page-name="PageStyle_5f_Resumen">
      <style:table-properties table:display="true" style:writing-mode="lr-tb"/>
    </style:style>
    <style:style style:name="ta2" style:family="table" style:master-page-name="PageStyle_5f_Proceso">
      <style:table-properties table:display="true" style:writing-mode="lr-tb"/>
    </style:style>
    <style:style style:name="ta3" style:family="table" style:master-page-name="PageStyle_5f_Producto">
      <style:table-properties table:display="true" style:writing-mode="lr-tb"/>
    </style:style>
    <style:style style:name="ta4" style:family="table" style:master-page-name="PageStyle_5f_Fisica">
      <style:table-properties table:display="true" style:writing-mode="lr-tb"/>
    </style:style>
    <style:style style:name="ta5" style:family="table" style:master-page-name="PageStyle_5f_Funcional">
      <style:table-properties table:display="true" style:writing-mode="lr-tb"/>
    </style:style>
    <style:style style:name="ta6" style:family="table" style:master-page-name="PageStyle_5f_No_20_Conformidades">
      <style:table-properties table:display="true" style:writing-mode="lr-tb"/>
    </style:style>
    <number:number-style style:name="N0">
      <number:number number:min-integer-digits="1"/>
    </number:number-style>
    <number:percentage-style style:name="N5011" number:language="es" number:country="MX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3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Porcentaje_20_2" style:data-style-name="N5011">
      <style:table-cell-properties fo:background-color="#e6e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Porcentaje_20_2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</style:style>
    <style:style style:name="ce28" style:family="table-cell" style:parent-style-name="Default">
      <style:table-cell-properties fo:border-bottom="none" fo:background-color="#cfe7f5" fo:border-left="0.06pt solid #000000" fo:border-right="none" style:rotation-align="none" fo:border-top="0.06pt solid #000000"/>
    </style:style>
    <style:style style:name="ce29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order-bottom="none" fo:background-color="#cfe7f5" fo:border-left="0.06pt solid #000000" fo:border-right="none" style:rotation-align="none" fo:border-top="none"/>
    </style:style>
    <style:style style:name="ce31" style:family="table-cell" style:parent-style-name="Default">
      <style:table-cell-properties fo:background-color="#cccccc" style:diagonal-bl-tr="none" style:diagonal-tl-br="none" fo:border="0.99pt solid #000000" style:rotation-align="none"/>
    </style:style>
    <style:style style:name="ce32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none" fo:background-color="#cfe7f5" style:diagonal-bl-tr="none" style:diagonal-tl-br="none" fo:border-left="none" fo:border-right="none" style:rotation-align="none" fo:border-top="0.06pt solid #000000"/>
    </style:style>
    <style:style style:name="ce34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ackground-color="#cfe7f5" style:rotation-align="none"/>
    </style:style>
    <style:style style:name="ce3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none" fo:background-color="#cfe7f5" fo:border-left="none" fo:border-right="0.06pt solid #000000" style:rotation-align="none" fo:border-top="0.06pt solid #000000"/>
    </style:style>
    <style:style style:name="ce39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4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order-bottom="none" fo:background-color="#cfe7f5" fo:border-left="none" fo:border-right="none" style:rotation-align="none" fo:border-top="0.06pt solid #000000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none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99pt dotted #a6a6a6" style:direction="ltr" fo:border-right="0.99pt dotted #a6a6a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0.99pt dotted #a6a6a6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99pt solid #a6a6a6" fo:background-color="#ffffff" style:diagonal-bl-tr="none" style:diagonal-tl-br="none" style:text-align-source="value-type" style:repeat-content="false" fo:wrap-option="wrap" fo:border-left="0.99pt dotted #a6a6a6" style:direction="ltr" fo:border-right="none" style:rotation-angle="0" style:rotation-align="none" style:shrink-to-fit="false" fo:border-top="0.99pt solid #a6a6a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06pt solid #000000" fo:background-color="#cfe7f5" fo:border-left="0.06pt solid #000000" fo:border-right="none" style:rotation-align="none" fo:border-top="none"/>
    </style:style>
    <style:style style:name="ce95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97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99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proceso&quot;;&quot;Cerrada&quot;;&quot;Cancelada&quot;;&quot;Rechazada&quot;)" table:allow-empty-cell="true" table:display-list="unsorted" table:base-cell-address="Resumen.A1">
          <table:help-message table:display="true"/>
          <table:error-message table:message-type="stop" table:display="true"/>
        </table:content-validation>
      </table:content-validations>
      <table:table table:name="Resum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5" table:number-columns-spanned="5" table:number-rows-spanned="1"/>
          <table:covered-table-cell table:number-columns-repeated="4"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5" table:number-rows-spanned="1">
            <text:p>DATOS GENERALES</text:p>
          </table:table-cell>
          <table:covered-table-cell table:number-columns-repeated="3" table:style-name="ce14"/>
          <table:covered-table-cell table:style-name="ce20"/>
          <table:table-cell table:number-columns-repeated="1018"/>
        </table:table-row>
        <table:table-row table:style-name="ro4">
          <table:table-cell/>
          <table:table-cell table:style-name="ce7" office:value-type="string">
            <text:p>Nombre del Proyecto</text:p>
          </table:table-cell>
          <table:table-cell table:style-name="ce15" office:value-type="string" table:number-columns-spanned="4" table:number-rows-spanned="1">
            <text:p>&lt;Nombre del Proyecto&gt;</text:p>
          </table:table-cell>
          <table:covered-table-cell table:number-columns-repeated="3" table:style-name="ce15"/>
          <table:table-cell table:number-columns-repeated="1018"/>
        </table:table-row>
        <table:table-row table:style-name="ro5">
          <table:table-cell/>
          <table:table-cell table:style-name="ce8" office:value-type="string">
            <text:p>Nombre del Responsable del Componente a Evaluar</text:p>
          </table:table-cell>
          <table:table-cell table:style-name="ce15" office:value-type="string" table:number-columns-spanned="4" table:number-rows-spanned="1">
            <text:p>&lt;Persona a ser evaluada&gt;</text:p>
          </table:table-cell>
          <table:covered-table-cell table:number-columns-repeated="3" table:style-name="ce15"/>
          <table:table-cell table:number-columns-repeated="1018"/>
        </table:table-row>
        <table:table-row table:style-name="ro4">
          <table:table-cell/>
          <table:table-cell table:style-name="ce7" office:value-type="string">
            <text:p>Fecha</text:p>
          </table:table-cell>
          <table:table-cell table:style-name="ce15" office:value-type="string" table:number-columns-spanned="4" table:number-rows-spanned="1">
            <text:p>&lt;Fecha&gt;</text:p>
          </table:table-cell>
          <table:covered-table-cell table:number-columns-repeated="3" table:style-name="ce15"/>
          <table:table-cell table:number-columns-repeated="1018"/>
        </table:table-row>
        <table:table-row table:style-name="ro4">
          <table:table-cell/>
          <table:table-cell table:style-name="ce7" office:value-type="string">
            <text:p>Elaborado por</text:p>
          </table:table-cell>
          <table:table-cell table:style-name="ce15" office:value-type="string" table:number-columns-spanned="4" table:number-rows-spanned="1">
            <text:p>&lt;Aseguramiento de la calidad&gt;</text:p>
          </table:table-cell>
          <table:covered-table-cell table:number-columns-repeated="3" table:style-name="ce15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6" office:value-type="string" table:number-columns-spanned="3" table:number-rows-spanned="1">
            <text:p>Auditoria de Procesos</text:p>
          </table:table-cell>
          <table:covered-table-cell table:style-name="ce14"/>
          <table:covered-table-cell table:style-name="ce20"/>
          <table:table-cell table:style-name="ce4"/>
          <table:table-cell table:number-columns-repeated="1019"/>
        </table:table-row>
        <table:table-row table:style-name="ro6">
          <table:table-cell/>
          <table:table-cell table:style-name="ce9" office:value-type="string">
            <text:p>Apartado</text:p>
          </table:table-cell>
          <table:table-cell table:style-name="ce16" office:value-type="string">
            <text:p>Preguntas aprobadas</text:p>
          </table:table-cell>
          <table:table-cell table:style-name="ce16" office:value-type="string">
            <text:p>Porcentaje de Apego</text:p>
          </table:table-cell>
          <table:table-cell table:number-columns-repeated="1020"/>
        </table:table-row>
        <table:table-row table:style-name="ro6">
          <table:table-cell/>
          <table:table-cell table:style-name="ce10" table:formula="of:=[$Proceso.C2]" office:value-type="string" office:string-value="CHECKLIST DE PLANEACIÓN">
            <text:p>CHECKLIST DE PLANEACIÓN</text:p>
          </table:table-cell>
          <table:table-cell table:style-name="ce17" table:formula="of:=COUNTA([$Proceso.D5:.D16])" office:value-type="float" office:value="0">
            <text:p>0</text:p>
          </table:table-cell>
          <table:table-cell table:style-name="ce21" table:formula="of:=COUNTIF(([$Proceso.D5:.D16]);&quot;x&quot;)/(COUNTIF(([$Proceso.D5:.D16]);&quot;x&quot;)+COUNTIF(([$Proceso.E5:.E16]);&quot;x&quot;))" office:value-type="percentage" office:value="0">
            <text:p>#DIV/0!</text:p>
          </table:table-cell>
          <table:table-cell table:number-columns-repeated="1020"/>
        </table:table-row>
        <table:table-row table:style-name="ro6">
          <table:table-cell/>
          <table:table-cell table:style-name="ce10"/>
          <table:table-cell table:style-name="ce17" table:formula="of:=COUNTA(['file:///Users/Ariana%20Sosa/Documents/QualtopAriana/repositorio_creatura/Organizacional/Procesos/Aseguramiento%20de%20la%20Calidad/PTLL_Auditoria_Organizacional.xlsx'#$Procesos.D19:.D31])" office:value-type="float" office:value="0">
            <text:p>0</text:p>
          </table:table-cell>
          <table:table-cell table:style-name="ce21" table:formula="of:=COUNTIF(([$Proceso.D5:.D16]);&quot;x&quot;)/(COUNTIF(([$Proceso.D5:.D16]);&quot;x&quot;)+COUNTIF(([$Proceso.E5:.E16]);&quot;x&quot;))" office:value-type="percentage" office:value="0">
            <text:p>#DIV/0!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6" office:value-type="string" table:number-columns-spanned="3" table:number-rows-spanned="1">
            <text:p>Auditoria de Productos</text:p>
          </table:table-cell>
          <table:covered-table-cell table:number-columns-repeated="2" table:style-name="ce14"/>
          <table:table-cell table:style-name="ce23"/>
          <table:table-cell table:number-columns-repeated="1019"/>
        </table:table-row>
        <table:table-row table:style-name="ro6">
          <table:table-cell/>
          <table:table-cell table:style-name="ce9" office:value-type="string">
            <text:p>Apartado</text:p>
          </table:table-cell>
          <table:table-cell table:style-name="ce16" office:value-type="string">
            <text:p>Preguntas aprobadas</text:p>
          </table:table-cell>
          <table:table-cell table:style-name="ce16" office:value-type="string">
            <text:p>Porcentaje de Apego</text:p>
          </table:table-cell>
          <table:table-cell table:number-columns-repeated="1020"/>
        </table:table-row>
        <table:table-row table:style-name="ro6">
          <table:table-cell/>
          <table:table-cell table:style-name="ce10" table:formula="of:=[$Producto.B2]" office:value-type="string" office:string-value="CHECKLIST DEL PLAN ESTRÁTEGICO">
            <text:p>CHECKLIST DEL PLAN ESTRÁTEGICO</text:p>
          </table:table-cell>
          <table:table-cell table:style-name="ce17" table:formula="of:=COUNTA([$Producto.C5:.C16])" office:value-type="float" office:value="0">
            <text:p>0</text:p>
          </table:table-cell>
          <table:table-cell table:style-name="ce21" table:formula="of:=COUNTIF(([$Proceso.D5:.D16]);&quot;x&quot;)/(COUNTIF(([$Proceso.D5:.D16]);&quot;x&quot;)+COUNTIF(([$Proceso.E5:.E16]);&quot;x&quot;))" office:value-type="percentage" office:value="0">
            <text:p>#DIV/0!</text:p>
          </table:table-cell>
          <table:table-cell table:number-columns-repeated="1020"/>
        </table:table-row>
        <table:table-row table:style-name="ro6">
          <table:table-cell/>
          <table:table-cell table:style-name="ce10" table:formula="of:=[$Producto.B19]" office:value-type="string" office:string-value="CHECKLIST DEL CATÁLOGO DE SERVICIOS">
            <text:p>CHECKLIST DEL CATÁLOGO DE SERVICIOS</text:p>
          </table:table-cell>
          <table:table-cell table:style-name="ce17" table:formula="of:=COUNTA([$Producto.C22:.C33])" office:value-type="float" office:value="0">
            <text:p>0</text:p>
          </table:table-cell>
          <table:table-cell table:style-name="ce21" table:formula="of:=COUNTIF(([$Proceso.C22:.C33]);&quot;x&quot;)/(COUNTIF(([$Proceso.C22:.C33]);&quot;x&quot;)+COUNTIF(([$Proceso.E22:.E33]);&quot;x&quot;))" office:value-type="percentage" office:value="0">
            <text:p>#DIV/0!</text:p>
          </table:table-cell>
          <table:table-cell table:number-columns-repeated="1020"/>
        </table:table-row>
        <table:table-row table:style-name="ro6">
          <table:table-cell/>
          <table:table-cell table:style-name="ce10" table:formula="of:=[$Producto.B36]" office:value-type="string" office:string-value="Estimación">
            <text:p>Estimación</text:p>
          </table:table-cell>
          <table:table-cell table:style-name="ce17"/>
          <table:table-cell table:style-name="ce21" table:formula="of:=COUNTIF((['file:///Users/Ariana%20Sosa/Documents/QualtopAriana/repositorio_creatura/Organizacional/Procesos/Aseguramiento%20de%20la%20Calidad/PTLL_Auditoria_Organizacional.xlsx'#$Productos.D22:.D28]);&quot;x&quot;)/(COUNTIF((['file:///Users/Ariana%20Sosa/Documents/QualtopAriana/repositorio_creatura/Organizacional/Procesos/Aseguramiento%20de%20la%20Calidad/PTLL_Auditoria_Organizacional.xlsx'#$Productos.D22:.D28]);&quot;x&quot;)+COUNTIF((['file:///Users/Ariana%20Sosa/Documents/QualtopAriana/repositorio_creatura/Organizacional/Procesos/Aseguramiento%20de%20la%20Calidad/PTLL_Auditoria_Organizacional.xlsx'#$Productos.E22:.E28]);&quot;x&quot;))" office:value-type="percentage" office:value="0">
            <text:p>#DIV/0!</text:p>
          </table:table-cell>
          <table:table-cell table:number-columns-repeated="1020"/>
        </table:table-row>
        <table:table-row table:style-name="ro6" table:number-rows-repeated="3">
          <table:table-cell/>
          <table:table-cell table:style-name="ce11"/>
          <table:table-cell table:style-name="ce18"/>
          <table:table-cell table:style-name="ce2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ce4"/>
          <table:table-cell table:style-name="ce6" office:value-type="string" table:number-columns-spanned="3" table:number-rows-spanned="1">
            <text:p>Auditorias Fisica</text:p>
          </table:table-cell>
          <table:covered-table-cell table:number-columns-repeated="2" table:style-name="ce19"/>
          <table:table-cell table:style-name="ce23"/>
          <table:table-cell table:style-name="ce26" table:number-columns-repeated="3"/>
          <table:table-cell table:style-name="ce4" table:number-columns-repeated="1016"/>
        </table:table-row>
        <table:table-row table:style-name="ro4">
          <table:table-cell table:style-name="ce4"/>
          <table:table-cell table:style-name="ce9" office:value-type="string">
            <text:p>Apartado</text:p>
          </table:table-cell>
          <table:table-cell table:style-name="ce16" office:value-type="string">
            <office:annotation office:display="true" draw:style-name="gr1" draw:text-style-name="P1" svg:width="5.022cm" svg:height="1.353cm" svg:x="18.803cm" svg:y="11.116cm" draw:caption-point-x="-0.372cm" draw:caption-point-y="2.654cm">
              <dc:date>2015-04-07T00:00:00</dc:date>
              <text:p text:style-name="P1">Preguntas contestadas con SI o No Aplica</text:p>
              <text:p text:style-name="P1"/>
            </office:annotation>
            <text:p>Preguntas Aprobadas</text:p>
          </table:table-cell>
          <table:table-cell table:style-name="ce16" office:value-type="string">
            <text:p>Porcentaje de Apego</text:p>
          </table:table-cell>
          <table:table-cell table:style-name="ce4" table:number-columns-repeated="1020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isica.B5]" office:value-type="string" office:string-value="Elementos de Configuración">
            <text:p>Elementos de Configuración</text:p>
          </table:table-cell>
          <table:table-cell table:style-name="ce17" table:formula="of:=COUNTA([$Fisica.D6:.D8])" office:value-type="float" office:value="0">
            <text:p>0</text:p>
          </table:table-cell>
          <table:table-cell table:style-name="ce21" table:formula="of:=COUNTIF(([$Fisica.D6:.D8]);&quot;x&quot;)/(COUNTIF(([$Fisica.D6:.D8]);&quot;x&quot;)+COUNTIF(([$Fisica.E6:.E8]);&quot;x&quot;))" office:value-type="percentage" office:value="0">
            <text:p>#DIV/0!</text:p>
          </table:table-cell>
          <table:table-cell table:style-name="ce4" table:number-columns-repeated="1020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isica.B10]" office:value-type="string" office:string-value="Línea Base">
            <text:p>Línea Base</text:p>
          </table:table-cell>
          <table:table-cell table:style-name="ce17" table:formula="of:=COUNTA([$Fisica.D11:.D14])" office:value-type="float" office:value="0">
            <text:p>0</text:p>
          </table:table-cell>
          <table:table-cell table:style-name="ce21" table:formula="of:=COUNTIF(([$Fisica.D11:.D14]);&quot;x&quot;)/(COUNTIF(([$Fisica.D11:.D14]);&quot;x&quot;)+COUNTIF(([$Fisica.E11:.E14]);&quot;x&quot;))" office:value-type="percentage" office:value="0">
            <text:p>#DIV/0!</text:p>
          </table:table-cell>
          <table:table-cell table:style-name="ce4" table:number-columns-repeated="1020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isica.B16]" office:value-type="string" office:string-value="Control de Cambios">
            <text:p>Control de Cambios</text:p>
          </table:table-cell>
          <table:table-cell table:style-name="ce17" table:formula="of:=COUNTA([$Fisica.D17])" office:value-type="float" office:value="0">
            <text:p>0</text:p>
          </table:table-cell>
          <table:table-cell table:style-name="ce21" table:formula="of:=COUNTIF(([$Fisica.D17:.D17]);&quot;x&quot;)/(COUNTIF(([$Fisica.D17:.D17]);&quot;x&quot;)+COUNTIF(([$Fisica.E17:.E17]);&quot;x&quot;))" office:value-type="percentage" office:value="0">
            <text:p>#DIV/0!</text:p>
          </table:table-cell>
          <table:table-cell table:style-name="ce4" table:number-columns-repeated="1020"/>
        </table:table-row>
        <table:table-row table:style-name="ro3">
          <table:table-cell table:style-name="ce4"/>
          <table:table-cell table:style-name="ce12" table:number-columns-repeated="4"/>
          <table:table-cell table:style-name="ce4" table:number-columns-repeated="1019"/>
        </table:table-row>
        <table:table-row table:style-name="ro5">
          <table:table-cell table:style-name="ce4" table:number-columns-repeated="1024"/>
        </table:table-row>
        <table:table-row table:style-name="ro10">
          <table:table-cell table:style-name="ce4"/>
          <table:table-cell table:style-name="ce6" office:value-type="string" table:number-columns-spanned="3" table:number-rows-spanned="1">
            <text:p>Auditoria Funcional</text:p>
          </table:table-cell>
          <table:covered-table-cell table:number-columns-repeated="2" table:style-name="ce19"/>
          <table:table-cell table:style-name="ce24"/>
          <table:table-cell table:style-name="ce4" table:number-columns-repeated="1019"/>
        </table:table-row>
        <table:table-row table:style-name="ro9">
          <table:table-cell table:style-name="ce4"/>
          <table:table-cell table:style-name="ce9" office:value-type="string">
            <text:p>Apartado</text:p>
          </table:table-cell>
          <table:table-cell table:style-name="ce16" office:value-type="string">
            <text:p>Preguntas aprobadas</text:p>
          </table:table-cell>
          <table:table-cell table:style-name="ce16" office:value-type="string">
            <text:p>Porcentaje de Apego</text:p>
          </table:table-cell>
          <table:table-cell table:style-name="ce25"/>
          <table:table-cell table:style-name="ce4" table:number-columns-repeated="1019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uncional.B4]" office:value-type="string" office:string-value="Líneas Base">
            <text:p>Líneas Base</text:p>
          </table:table-cell>
          <table:table-cell table:style-name="ce17" table:formula="of:=COUNTA([$Funcional.D5:.D8])" office:value-type="float" office:value="0">
            <text:p>0</text:p>
          </table:table-cell>
          <table:table-cell table:style-name="ce21" table:formula="of:=COUNTIF(([$Funcional.D5:.D8]);&quot;x&quot;)/(COUNTIF(([$Funcional.D5:.D8]);&quot;x&quot;)+COUNTIF(([$Funcional.E5:.E8]);&quot;x&quot;))" office:value-type="percentage" office:value="0">
            <text:p>#DIV/0!</text:p>
          </table:table-cell>
          <table:table-cell table:style-name="ce25"/>
          <table:table-cell table:style-name="ce4" table:number-columns-repeated="1019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uncional.B10]" office:value-type="string" office:string-value="Entregables">
            <text:p>Entregables</text:p>
          </table:table-cell>
          <table:table-cell table:style-name="ce17" table:formula="of:=COUNTA([$Funcional.D15:.D22])" office:value-type="float" office:value="0">
            <text:p>0</text:p>
          </table:table-cell>
          <table:table-cell table:style-name="ce21" table:formula="of:=COUNTIF(([$Funcional.D15:.D22]);&quot;x&quot;)/(COUNTIF(([$Funcional.D15:.D22]);&quot;x&quot;)+COUNTIF(([$Funcional.E15:.E22]);&quot;x&quot;))" office:value-type="percentage" office:value="0">
            <text:p>#DIV/0!</text:p>
          </table:table-cell>
          <table:table-cell table:style-name="ce4" table:number-columns-repeated="1020"/>
        </table:table-row>
        <table:table-row table:style-name="ro9">
          <table:table-cell table:style-name="ce4"/>
          <table:table-cell table:style-name="ce10" table:formula="of:=['file:///Users/Ariana%20Sosa/Documents/QualtopAriana/repositorio_creatura/Organizacional/Procesos/Aseguramiento%20de%20la%20Calidad/PTLL_Auditoria_Organizacional.xlsx'#$Funcional.B20]" office:value-type="string" office:string-value="Control de Cambios">
            <text:p>Control de Cambios</text:p>
          </table:table-cell>
          <table:table-cell table:style-name="ce17" table:formula="of:=COUNTA([$Funcional.D25:.D28])" office:value-type="float" office:value="0">
            <text:p>0</text:p>
          </table:table-cell>
          <table:table-cell table:style-name="ce21" table:formula="of:=COUNTIF(([$Funcional.D25:.D28]);&quot;x&quot;)/(COUNTIF(([$Funcional.D25:.D28]);&quot;x&quot;)+COUNTIF(([$Funcional.E25:.E28]);&quot;x&quot;))" office:value-type="percentage" office:value="0">
            <text:p>#DIV/0!</text:p>
          </table:table-cell>
          <table:table-cell table:style-name="ce4" table:number-columns-repeated="1020"/>
        </table:table-row>
        <table:table-row table:style-name="ro3" table:number-rows-repeated="2">
          <table:table-cell table:style-name="ce4"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o" table:style-name="ta2">
        <office:forms form:automatic-focus="false" form:apply-design-mode="false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1">
          <table:table-cell table:number-columns-repeated="2"/>
          <table:table-cell table:style-name="ce28"/>
          <table:table-cell table:style-name="ce33" table:number-columns-repeated="3"/>
          <table:table-cell table:style-name="ce38"/>
          <table:table-cell table:number-columns-repeated="1017"/>
        </table:table-row>
        <table:table-row table:style-name="ro12">
          <table:table-cell table:number-columns-repeated="2"/>
          <table:table-cell table:style-name="ce29" office:value-type="string" table:number-columns-spanned="4" table:number-rows-spanned="1">
            <text:p>CHECKLIST DE PLANEACIÓN</text:p>
          </table:table-cell>
          <table:covered-table-cell table:number-columns-repeated="3" table:style-name="ce34"/>
          <table:table-cell table:style-name="ce39"/>
          <table:table-cell table:number-columns-repeated="1017"/>
        </table:table-row>
        <table:table-row table:style-name="ro11">
          <table:table-cell table:number-columns-repeated="2"/>
          <table:table-cell table:style-name="ce30"/>
          <table:table-cell table:style-name="ce35" table:number-columns-repeated="3"/>
          <table:table-cell table:style-name="ce39"/>
          <table:table-cell table:number-columns-repeated="1017"/>
        </table:table-row>
        <table:table-row table:style-name="ro11">
          <table:table-cell table:number-columns-repeated="2"/>
          <table:table-cell table:style-name="ce31"/>
          <table:table-cell table:style-name="ce36" office:value-type="string">
            <text:p>SI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 APLICA</text:p>
          </table:table-cell>
          <table:table-cell table:style-name="ce40" office:value-type="string">
            <text:p>OBSERVACIONE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EL CATÁLOGO DE <text:s/>SERVICIOS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SELECCIONÓ AL PROVEEDOR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DEFINIERON LAS ESTRATEGIAS PARA EL SERVICIO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LA ESTIMACIÓN ANUAL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DEFINIÓ EL PLAN ESTRÁTEGICO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EL PLAN DE RIESGOS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EL PLAN DE CALIDAD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EL PLAN DE CONFIGURACIÓN Y DATOS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EL PLAN DEMEDICIÓN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OBTUVIERON COMPROMISOS DE LOS INVOLUCRADOS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REALIZÓ LA MINUTA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>
          <table:table-cell table:number-columns-repeated="2"/>
          <table:table-cell table:style-name="ce32" office:value-type="string">
            <text:p>¿SE GENERÓ LA LÍNEA BASE?</text:p>
          </table:table-cell>
          <table:table-cell table:style-name="ce37" table:number-columns-repeated="3"/>
          <table:table-cell table:style-name="ce41"/>
          <table:table-cell table:number-columns-repeated="1017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roducto" table:style-name="ta3">
        <office:forms form:automatic-focus="false" form:apply-design-mode="false"/>
        <table:table-column table:style-name="co11" table:default-cell-style-name="ce27"/>
        <table:table-column table:style-name="co14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8" table:default-cell-style-name="ce27"/>
        <table:table-row table:style-name="ro11">
          <table:table-cell/>
          <table:table-cell table:style-name="ce30"/>
          <table:table-cell table:style-name="ce35" table:number-columns-repeated="3"/>
          <table:table-cell table:style-name="ce38"/>
          <table:table-cell table:number-columns-repeated="1018"/>
        </table:table-row>
        <table:table-row table:style-name="ro12">
          <table:table-cell/>
          <table:table-cell table:style-name="ce29" office:value-type="string" table:number-columns-spanned="4" table:number-rows-spanned="1">
            <text:p>CHECKLIST DEL PLAN ESTRÁTEGICO</text:p>
          </table:table-cell>
          <table:covered-table-cell table:number-columns-repeated="3" table:style-name="ce34"/>
          <table:table-cell table:style-name="ce39"/>
          <table:table-cell table:number-columns-repeated="1018"/>
        </table:table-row>
        <table:table-row table:style-name="ro11">
          <table:table-cell/>
          <table:table-cell table:style-name="ce30"/>
          <table:table-cell table:style-name="ce35" table:number-columns-repeated="3"/>
          <table:table-cell table:style-name="ce39"/>
          <table:table-cell table:number-columns-repeated="1018"/>
        </table:table-row>
        <table:table-row table:style-name="ro11">
          <table:table-cell/>
          <table:table-cell table:style-name="ce31"/>
          <table:table-cell table:style-name="ce36" office:value-type="string">
            <text:p>SI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 APLICA</text:p>
          </table:table-cell>
          <table:table-cell table:style-name="ce40" office:value-type="string">
            <text:p>OBSERVACIONES</text:p>
          </table:table-cell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Ó LA MISIÓN, VISIÓN Y VALORE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ERON OBJETIVOS Y ESTRATEGIAS PARA LOGRARLO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ERON LOS PROCESOS Y SERVICIOS REQUERIDO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INCLUYÓ LA ESTRUCTURA DE LA ORGANIZ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Ó LA ESTRATEGIA DE RECURSO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INCLUYÓ EL PRESUPUESTO DE OPERACIÓN Y SERVICIO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O EL PERIODO DE VALOR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GENERÓ EL PLAN DE COMUNIC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ELABORÓ EL PLAN DE PROYECTO GENERAL DE SERVICIO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PLAN CUBRE LOS OBJETIVOS, RESTRICIONES Y RECURSOS Y RIESGO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DEFINIERON LOS ROLES Y RESPONSABILIDADE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SE ELABORÓ EL PLAN CAPACIT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28"/>
          <table:table-cell table:style-name="ce42" table:number-columns-repeated="3"/>
          <table:table-cell table:style-name="ce38"/>
          <table:table-cell table:number-columns-repeated="1018"/>
        </table:table-row>
        <table:table-row table:style-name="ro12">
          <table:table-cell/>
          <table:table-cell table:style-name="ce29" office:value-type="string" table:number-columns-spanned="4" table:number-rows-spanned="1">
            <text:p>CHECKLIST DEL CATÁLOGO DE SERVICIOS</text:p>
          </table:table-cell>
          <table:covered-table-cell table:number-columns-repeated="3" table:style-name="ce34"/>
          <table:table-cell table:style-name="ce39"/>
          <table:table-cell table:number-columns-repeated="1018"/>
        </table:table-row>
        <table:table-row table:style-name="ro11">
          <table:table-cell/>
          <table:table-cell table:style-name="ce30"/>
          <table:table-cell table:style-name="ce35" table:number-columns-repeated="3"/>
          <table:table-cell table:style-name="ce39"/>
          <table:table-cell table:number-columns-repeated="1018"/>
        </table:table-row>
        <table:table-row table:style-name="ro11">
          <table:table-cell/>
          <table:table-cell table:style-name="ce31"/>
          <table:table-cell table:style-name="ce36" office:value-type="string">
            <text:p>SI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 APLICA</text:p>
          </table:table-cell>
          <table:table-cell table:style-name="ce40" office:value-type="string">
            <text:p>OBSERVACIONES</text:p>
          </table:table-cell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SIN GARANTÍA DEFINE LAS ACTIVIDADES DE DIAGNÓSTICO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SIN GARANTÍA DEFINE LAS ACTIVIDADES DE REPAR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SIN GARANTÍA DEFINE LAS ACTIVIDADES DE AJUSTES Y CALIBR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SIN GARANTÍA DEFINE LAS ACTIVIDADES DE PRUEBA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CON GARANTÍA DEFINE LAS ACTIVIDADES DE DIAGNÓSTICO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CON GARANTÍA DEFINE LAS ACTIVIDADES DE REPAR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CON GARANTÍA DEFINE LAS ACTIVIDADES DE AJUSTES Y CALIBR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CON GARANTÍA DEFINE LAS ACTIVIDADES DE PRUEBA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DE INSTALACIÓN DEFINE LAS ACTIVIDADES DE PREPARACIÓN DEL EQUIPO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DE INSTALACIÓN DEFINE LAS ACTIVIDADES DE CAPACITACIÓN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DE INSTALACIÓN DEFINE LAS ACTIVIDADES DE CONEXIÓN A COMPUTADORA DEL CLIENTE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>
          <table:table-cell/>
          <table:table-cell table:style-name="ce32" office:value-type="string">
            <text:p>¿EL SERVICIO DE INSTALACIÓN DEFINE LAS ACTIVIDADES DE PRUEBAS?</text:p>
          </table:table-cell>
          <table:table-cell table:style-name="ce37" table:number-columns-repeated="3"/>
          <table:table-cell table:style-name="ce41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Estimación</text:p>
          </table:table-cell>
          <table:table-cell table:number-columns-repeated="1022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sica" table:style-name="ta4">
        <office:forms form:automatic-focus="false" form:apply-design-mode="false"/>
        <table:table-column table:style-name="co11" table:number-columns-repeated="2" table:default-cell-style-name="ce27"/>
        <table:table-column table:style-name="co14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50" office:value-type="string" table:number-columns-spanned="4" table:number-rows-spanned="1">
            <text:p>CHECKLIST DE AUDITORÍA FISICA</text:p>
          </table:table-cell>
          <table:covered-table-cell table:number-columns-repeated="3" table:style-name="ce57"/>
          <table:table-cell table:number-columns-repeated="1018"/>
        </table:table-row>
        <table:table-row table:style-name="ro10">
          <table:table-cell/>
          <table:table-cell table:style-name="ce44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1" office:value-type="string" table:number-columns-spanned="3" table:number-rows-spanned="1">
            <text:p>Condiciones</text:p>
          </table:table-cell>
          <table:covered-table-cell table:number-columns-repeated="2" table:style-name="ce51"/>
          <table:table-cell table:style-name="ce67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1">
          <table:table-cell/>
          <table:covered-table-cell table:style-name="ce45"/>
          <table:covered-table-cell table:style-name="ce51"/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No Aplica</text:p>
          </table:table-cell>
          <table:covered-table-cell table:style-name="ce51"/>
          <table:table-cell table:number-columns-repeated="1017"/>
        </table:table-row>
        <table:table-row table:style-name="ro11">
          <table:table-cell/>
          <table:table-cell table:style-name="ce46" office:value-type="string" table:number-columns-spanned="2" table:number-rows-spanned="1">
            <text:p>Elementos de Configuración</text:p>
          </table:table-cell>
          <table:covered-table-cell table:style-name="ce46"/>
          <table:table-cell table:style-name="ce58" table:number-columns-repeated="2"/>
          <table:table-cell table:style-name="ce65"/>
          <table:table-cell table:style-name="ce58"/>
          <table:table-cell table:number-columns-repeated="1017"/>
        </table:table-row>
        <table:table-row table:style-name="ro11">
          <table:table-cell/>
          <table:table-cell table:style-name="ce47" office:value-type="float" office:value="1">
            <text:p>1</text:p>
          </table:table-cell>
          <table:table-cell table:style-name="ce52" office:value-type="string">
            <text:p>¿Los elementos de configuración respetan el nombrado establecido en el documento de Administración de la configuración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office:value-type="float" office:value="2">
            <text:p>2</text:p>
          </table:table-cell>
          <table:table-cell table:style-name="ce52" office:value-type="string">
            <text:p>¿Los elementos de configuración respetan la ubicación física definida en el documento de Administración de la Configuración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office:value-type="float" office:value="3">
            <text:p>3</text:p>
          </table:table-cell>
          <table:table-cell table:style-name="ce52" office:value-type="string">
            <text:p>Los elementos de configuración afectados por un cambio, ¿Se han actualizado apropiadamente y se indicó el cambio en el registro de los mismos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8"/>
          <table:table-cell table:style-name="ce53"/>
          <table:table-cell table:style-name="ce60"/>
          <table:table-cell table:style-name="ce63"/>
          <table:table-cell table:style-name="ce60"/>
          <table:table-cell table:style-name="ce68"/>
          <table:table-cell table:number-columns-repeated="1017"/>
        </table:table-row>
        <table:table-row table:style-name="ro11">
          <table:table-cell/>
          <table:table-cell table:style-name="ce49" office:value-type="string" table:number-columns-spanned="2" table:number-rows-spanned="1">
            <text:p>Línea Base</text:p>
          </table:table-cell>
          <table:covered-table-cell table:style-name="ce49"/>
          <table:table-cell table:style-name="ce61" table:number-columns-repeated="2"/>
          <table:table-cell table:style-name="ce66"/>
          <table:table-cell table:style-name="ce61"/>
          <table:table-cell table:number-columns-repeated="1017"/>
        </table:table-row>
        <table:table-row table:style-name="ro11">
          <table:table-cell table:style-name="ce43"/>
          <table:table-cell table:style-name="ce47" office:value-type="float" office:value="4">
            <text:p>4</text:p>
          </table:table-cell>
          <table:table-cell table:style-name="ce54" office:value-type="string">
            <text:p>¿Se tiene identificada la version de las linea base en los documentos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5">
            <text:p>5</text:p>
          </table:table-cell>
          <table:table-cell table:style-name="ce54" office:value-type="string">
            <text:p>¿Están identificados los elementos de configuración que forman parte de la Línea Base? 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6">
            <text:p>6</text:p>
          </table:table-cell>
          <table:table-cell table:style-name="ce55" office:value-type="string">
            <text:p>¿Los elementos de configuración que forman parte de la Línea Base se encuentran aprobados por el cliente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7">
            <text:p>7</text:p>
          </table:table-cell>
          <table:table-cell table:style-name="ce55" office:value-type="string">
            <text:p>Ante un cambio que afecte la Línea base ¿Se ha actualizado la misma y se identifica el cambio en su reporte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8"/>
          <table:table-cell table:style-name="ce53"/>
          <table:table-cell table:style-name="ce60"/>
          <table:table-cell table:style-name="ce64"/>
          <table:table-cell table:style-name="ce60"/>
          <table:table-cell table:style-name="ce68"/>
          <table:table-cell table:style-name="ce43" table:number-columns-repeated="1017"/>
        </table:table-row>
        <table:table-row table:style-name="ro11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1" table:number-columns-repeated="2"/>
          <table:table-cell table:style-name="ce66"/>
          <table:table-cell table:style-name="ce61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8">
            <text:p>8</text:p>
          </table:table-cell>
          <table:table-cell table:style-name="ce52" office:value-type="string">
            <text:p>¿La documentación de los controles de cambio es completa en términos de elementos afectados?</text:p>
          </table:table-cell>
          <table:table-cell table:style-name="ce59"/>
          <table:table-cell table:style-name="ce59" table:number-columns-repeated="2"/>
          <table:table-cell table:style-name="ce52"/>
          <table:table-cell table:style-name="ce43" table:number-columns-repeated="1017"/>
        </table:table-row>
        <table:table-row table:style-name="ro11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14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10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5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8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7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20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9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13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80">
          <table:table-cell table:style-name="ce43" table:number-columns-repeated="1024"/>
        </table:table-row>
        <table:table-row table:style-name="ro11" table:number-rows-repeated="104836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uncional" table:style-name="ta5">
        <office:forms form:automatic-focus="false" form:apply-design-mode="false"/>
        <table:table-column table:style-name="co15" table:default-cell-style-name="ce27"/>
        <table:table-column table:style-name="co11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1">
          <table:table-cell table:number-columns-repeated="1024"/>
        </table:table-row>
        <table:table-row table:style-name="ro10">
          <table:table-cell/>
          <table:table-cell table:style-name="ce69" table:number-columns-spanned="1" table:number-rows-spanned="2"/>
          <table:table-cell table:style-name="ce74" office:value-type="string" table:number-columns-spanned="1" table:number-rows-spanned="2">
            <text:p>Verificación</text:p>
          </table:table-cell>
          <table:table-cell table:style-name="ce74" office:value-type="string" table:number-columns-spanned="3" table:number-rows-spanned="1">
            <text:p>Condiciones</text:p>
          </table:table-cell>
          <table:covered-table-cell table:number-columns-repeated="2" table:style-name="ce51"/>
          <table:table-cell table:style-name="ce87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1">
          <table:table-cell/>
          <table:covered-table-cell table:number-columns-repeated="2" table:style-name="ce51"/>
          <table:table-cell table:style-name="ce51" office:value-type="string">
            <text:p>Si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No Aplica</text:p>
          </table:table-cell>
          <table:covered-table-cell table:style-name="ce51"/>
          <table:table-cell table:number-columns-repeated="1017"/>
        </table:table-row>
        <table:table-row table:style-name="ro11">
          <table:table-cell/>
          <table:table-cell table:style-name="ce70" office:value-type="string" table:number-columns-spanned="2" table:number-rows-spanned="1">
            <text:p>Líneas Base</text:p>
          </table:table-cell>
          <table:covered-table-cell table:style-name="ce70"/>
          <table:table-cell table:style-name="ce82" table:number-columns-repeated="2"/>
          <table:table-cell table:style-name="ce86"/>
          <table:table-cell table:style-name="ce82"/>
          <table:table-cell table:number-columns-repeated="1017"/>
        </table:table-row>
        <table:table-row table:style-name="ro11">
          <table:table-cell/>
          <table:table-cell table:style-name="ce71" office:value-type="float" office:value="1">
            <text:p>1</text:p>
          </table:table-cell>
          <table:table-cell table:style-name="ce75" office:value-type="string">
            <text:p>¿Se han generado las Líneas Base definidas del proyecto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1">
          <table:table-cell/>
          <table:table-cell table:style-name="ce71" office:value-type="float" office:value="2">
            <text:p>2</text:p>
          </table:table-cell>
          <table:table-cell table:style-name="ce76" office:value-type="string">
            <text:p>¿Se ha comunicado la notificación de la creación/modificación de las líneas base?</text:p>
          </table:table-cell>
          <table:table-cell table:style-name="ce83" table:number-columns-repeated="3"/>
          <table:table-cell table:style-name="ce89"/>
          <table:table-cell table:number-columns-repeated="1017"/>
        </table:table-row>
        <table:table-row table:style-name="ro11">
          <table:table-cell/>
          <table:table-cell table:style-name="ce71" office:value-type="float" office:value="3">
            <text:p>3</text:p>
          </table:table-cell>
          <table:table-cell table:style-name="ce75" office:value-type="string">
            <text:p>¿El contenido de la linea base se ha generado de acuerdo a lo planeado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1">
          <table:table-cell/>
          <table:table-cell table:style-name="ce71" office:value-type="float" office:value="4">
            <text:p>4</text:p>
          </table:table-cell>
          <table:table-cell table:style-name="ce75" office:value-type="string">
            <text:p>¿Los documentos de las líneas base son las aprobadas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1" table:number-rows-repeated="5">
          <table:table-cell/>
          <table:table-cell table:style-name="ce72"/>
          <table:table-cell table:style-name="ce77"/>
          <table:table-cell table:style-name="ce84" table:number-columns-repeated="3"/>
          <table:table-cell table:style-name="ce90"/>
          <table:table-cell table:number-columns-repeated="1017"/>
        </table:table-row>
        <table:table-row table:style-name="ro13">
          <table:table-cell/>
          <table:table-cell table:style-name="ce49" office:value-type="string" table:number-columns-spanned="2" table:number-rows-spanned="1">
            <office:annotation office:display="true" draw:style-name="gr2" draw:text-style-name="P2" svg:width="5.651cm" svg:height="1.807cm" svg:x="19.245cm" svg:y="4.118cm" draw:caption-point-x="-0.32cm" draw:caption-point-y="2.03cm">
              <dc:date>2015-04-07T00:00:00</dc:date>
              <text:p text:style-name="P2">.:</text:p>
              <text:p text:style-name="P2"><text:span text:style-name="T1">Preguntas referente a todos los documentos, verificar que coincidan con lo estimado y planeado.</text:span></text:p>
            </office:annotation>
            <text:p>Entregables</text:p>
          </table:table-cell>
          <table:covered-table-cell table:style-name="ce49"/>
          <table:table-cell table:style-name="ce61" table:number-columns-repeated="2"/>
          <table:table-cell table:style-name="ce66"/>
          <table:table-cell table:style-name="ce61"/>
          <table:table-cell table:number-columns-repeated="1017"/>
        </table:table-row>
        <table:table-row table:style-name="ro11">
          <table:table-cell table:style-name="ce43"/>
          <table:table-cell table:style-name="ce47" office:value-type="float" office:value="1">
            <text:p>1</text:p>
          </table:table-cell>
          <table:table-cell table:style-name="ce52" office:value-type="string">
            <text:p>¿Todos los requerimientos fueron estimados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2">
            <text:p>2</text:p>
          </table:table-cell>
          <table:table-cell table:style-name="ce52" office:value-type="string">
            <text:p>¿Se ha definido el alcance en la propuesta comercial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/>
          <table:table-cell table:style-name="ce47" office:value-type="float" office:value="3">
            <text:p>3</text:p>
          </table:table-cell>
          <table:table-cell table:style-name="ce78" office:value-type="string">
            <text:p>¿El precio del proyecto coincide con el que se encuentra en la estimación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office:value-type="float" office:value="4">
            <text:p>4</text:p>
          </table:table-cell>
          <table:table-cell table:style-name="ce52" office:value-type="string">
            <text:p>¿Los requerimientos estimados coincide con los que fueron planeados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office:value-type="float" office:value="5">
            <text:p>5</text:p>
          </table:table-cell>
          <table:table-cell table:style-name="ce52" office:value-type="string">
            <text:p>¿Se desarrollaron todos los requerimientos estimados y planeados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office:value-type="float" office:value="6">
            <text:p>6</text:p>
          </table:table-cell>
          <table:table-cell table:style-name="ce52" office:value-type="string">
            <text:p>¿Se cerraron todos los requerimientos estimados? 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table:formula="of:=+[.B20]+1" office:value-type="float" office:value="7">
            <text:p>7</text:p>
          </table:table-cell>
          <table:table-cell table:style-name="ce52" office:value-type="string">
            <text:p>¿Se tienen documentados todos los requerimientos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47" table:formula="of:=+[.B21]+1" office:value-type="float" office:value="8">
            <text:p>8</text:p>
          </table:table-cell>
          <table:table-cell table:style-name="ce52" office:value-type="string">
            <text:p>¿Se firmaron requerimientos por el cliente?</text:p>
          </table:table-cell>
          <table:table-cell table:style-name="ce59" table:number-columns-repeated="3"/>
          <table:table-cell table:style-name="ce52"/>
          <table:table-cell table:number-columns-repeated="1017"/>
        </table:table-row>
        <table:table-row table:style-name="ro11">
          <table:table-cell/>
          <table:table-cell table:style-name="ce73"/>
          <table:table-cell table:style-name="ce79"/>
          <table:table-cell table:style-name="ce85" table:number-columns-repeated="3"/>
          <table:table-cell table:style-name="ce91"/>
          <table:table-cell table:number-columns-repeated="1017"/>
        </table:table-row>
        <table:table-row table:style-name="ro11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1" table:number-columns-repeated="2"/>
          <table:table-cell table:style-name="ce66"/>
          <table:table-cell table:style-name="ce61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1">
            <text:p>1</text:p>
          </table:table-cell>
          <table:table-cell table:style-name="ce80" office:value-type="string">
            <text:p>¿Se autorizo la solicitud de cambios?</text:p>
          </table:table-cell>
          <table:table-cell table:style-name="ce59" table:number-columns-repeated="3"/>
          <table:table-cell table:style-name="ce9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2">
            <text:p>2</text:p>
          </table:table-cell>
          <table:table-cell table:style-name="ce80" office:value-type="string">
            <text:p>¿Se firmó la modificación de autorizada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3">
            <text:p>3</text:p>
          </table:table-cell>
          <table:table-cell table:style-name="ce81" office:value-type="string">
            <text:p>¿Se actualizaron todos los artefactos afectados por el control de cambios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>
          <table:table-cell table:style-name="ce43"/>
          <table:table-cell table:style-name="ce47" office:value-type="float" office:value="4">
            <text:p>4</text:p>
          </table:table-cell>
          <table:table-cell table:style-name="ce80" office:value-type="string">
            <text:p>¿Se generaron nuevamente las líneas base afectadas?</text:p>
          </table:table-cell>
          <table:table-cell table:style-name="ce59" table:number-columns-repeated="3"/>
          <table:table-cell table:style-name="ce52"/>
          <table:table-cell table:style-name="ce43" table:number-columns-repeated="1017"/>
        </table:table-row>
        <table:table-row table:style-name="ro11" table:number-rows-repeated="11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10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5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8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7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20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9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13">
          <table:table-cell table:style-name="ce43" table:number-columns-repeated="1024"/>
        </table:table-row>
        <table:table-row table:style-name="ro12">
          <table:table-cell table:style-name="ce43" table:number-columns-repeated="2"/>
          <table:table-cell table:style-name="ce56" table:number-columns-spanned="4" table:number-rows-spanned="1"/>
          <table:covered-table-cell table:number-columns-repeated="3" table:style-name="ce56"/>
          <table:table-cell table:style-name="ce43" table:number-columns-repeated="1018"/>
        </table:table-row>
        <table:table-row table:style-name="ro11">
          <table:table-cell table:style-name="ce43" table:number-columns-repeated="1024"/>
        </table:table-row>
        <table:table-row table:style-name="ro11">
          <table:table-cell table:style-name="ce43" table:number-columns-repeated="3"/>
          <table:table-cell table:style-name="ce62" table:number-columns-repeated="3"/>
          <table:table-cell table:style-name="ce43" table:number-columns-repeated="1018"/>
        </table:table-row>
        <table:table-row table:style-name="ro11" table:number-rows-repeated="93">
          <table:table-cell table:style-name="ce43" table:number-columns-repeated="1024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No Conformidades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number-columns-repeated="1018" table:default-cell-style-name="Default"/>
        <table:table-row table:style-name="ro11" table:number-rows-repeated="2">
          <table:table-cell table:number-columns-repeated="1024"/>
        </table:table-row>
        <table:table-row table:style-name="ro2">
          <table:table-cell/>
          <table:table-cell table:style-name="ce93" office:value-type="string" table:number-columns-spanned="6" table:number-rows-spanned="1">
            <text:p>REPORTE DE NO CONFORMIDADES</text:p>
          </table:table-cell>
          <table:covered-table-cell table:number-columns-repeated="4" table:style-name="ce97"/>
          <table:covered-table-cell table:style-name="ce99"/>
          <table:table-cell table:number-columns-repeated="1017"/>
        </table:table-row>
        <table:table-row table:style-name="ro11">
          <table:table-cell/>
          <table:table-cell table:style-name="ce94"/>
          <table:table-cell table:style-name="ce98" table:number-columns-repeated="4"/>
          <table:table-cell table:style-name="ce100"/>
          <table:table-cell table:number-columns-repeated="1017"/>
        </table:table-row>
        <table:table-row table:style-name="ro14">
          <table:table-cell/>
          <table:table-cell table:style-name="ce95" office:value-type="string">
            <text:p>ID</text:p>
          </table:table-cell>
          <table:table-cell table:style-name="ce95" office:value-type="string">
            <text:p>NO CONFORMIDAD</text:p>
          </table:table-cell>
          <table:table-cell table:style-name="ce95" office:value-type="string">
            <text:p>RESPONSABLE</text:p>
          </table:table-cell>
          <table:table-cell table:style-name="ce95" office:value-type="string">
            <text:p>FECHA PLANEADA DE CIERRE</text:p>
          </table:table-cell>
          <table:table-cell table:style-name="ce95" office:value-type="string">
            <text:p>FECHA REAL DE CIERRE</text:p>
          </table:table-cell>
          <table:table-cell table:style-name="ce95" office:value-type="string">
            <text:p>STATUS</text:p>
          </table:table-cell>
          <table:table-cell table:number-columns-repeated="1017"/>
        </table:table-row>
        <table:table-row table:style-name="ro11" table:number-rows-repeated="25">
          <table:table-cell/>
          <table:table-cell table:style-name="ce96" table:number-columns-repeated="5"/>
          <table:table-cell table:style-name="ce96" table:content-validation-name="val1"/>
          <table:table-cell table:number-columns-repeated="1017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'file:///Users/Ariana%20Sosa/Documents/QualtopAriana/repositorio_creatura/Organizacional/Procesos/Aseguramiento%20de%20la%20Calidad/PTLL_Auditoria_Organizacional.xlsx'#Proces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cesos" table:mode="copy-results-only"/>
        <table:table-column/>
      </table:table>
      <table:table table:name="'file:///Users/Ariana%20Sosa/Documents/QualtopAriana/repositorio_creatura/Organizacional/Procesos/Aseguramiento%20de%20la%20Calidad/PTLL_Auditoria_Organizacional.xlsx'#Product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ductos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string">
            <text:p>Plan de Métrica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isica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isica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Elementos de Configuración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1" office:value-type="string">
            <text:p>Línea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1" office:value-type="string">
            <text:p>Control de Cambio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uncional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uncional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1" office:value-type="string">
            <text:p>Líneas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1" office:value-type="string">
            <text:p>Entregables</text:p>
          </table:table-cell>
        </table:table-row>
        <table:table-row table:number-rows-repeated="9">
          <table:table-cell table:number-columns-repeated="2"/>
        </table:table-row>
        <table:table-row>
          <table:table-cell/>
          <table:table-cell table:style-name="ce1" office:value-type="string">
            <text:p>Control de Camb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percentage-style style:name="N5010" number:language="es" number:country="MX">
      <number:number number:decimal-places="0" number:min-integer-digits="1"/>
      <number:text>%</number:text>
    </number:percentage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s" number:country="MX">
      <number:text> -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8" number:language="es" number:country="MX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9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9" number:language="es" number:country="MX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s" number:country="MX">
      <number:minutes number:style="long"/>
      <number:text>:</number:text>
      <number:seconds number:style="long"/>
    </number:time-style>
    <number:time-style style:name="N512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s" number:country="MX">
      <number:minutes number:style="long"/>
      <number:text>:</number:text>
      <number:seconds number:style="long" number:decimal-places="1"/>
    </number:time-style>
    <number:number-style style:name="N5123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5010">
      <style:table-cell-properties style:rotation-align="none"/>
    </style:style>
    <style:style style:name="ConditionalStyle_5f_1" style:display-name="ConditionalStyle_1" style:family="table-cell" style:parent-style-name="Default">
      <style:table-cell-properties fo:background-color="#ffc00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" style:display-name="PageStyle_Proce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o" style:display-name="PageStyle_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ica" style:display-name="PageStyle_Fis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ional" style:display-name="PageStyle_Fun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nformidades" style:display-name="PageStyle_No Conform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</meta:initial-creator>
    <meta:print-date>2012-07-05T21:56:15</meta:print-date>
    <meta:creation-date>2012-04-27T16:04:10</meta:creation-date>
    <dc:date>2015-04-07T09:22:53</dc:date>
    <meta:generator>LibreOffice/3.5$Linux_X86_64 LibreOffice_project/350m1$Build-2</meta:generator>
    <meta:editing-duration>P0D</meta:editing-duration>
    <meta:editing-cycles>1</meta:editing-cycles>
    <meta:document-statistic meta:table-count="6" meta:cell-count="1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